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image/png" manifest:full-path="Pictures/10000200000001BE0000002ABABE364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Verdana" fo:font-size="12pt" fo:letter-spacing="normal" fo:language="lt" fo:country="LT" fo:font-style="normal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style:font-name="Verdana"/>
    </style:style>
    <style:style style:name="P3" style:family="paragraph" style:parent-style-name="Standard">
      <style:text-properties fo:color="#000000" style:font-name="Verdana" fo:font-weight="bold" style:font-weight-asian="bold"/>
    </style:style>
    <style:style style:name="P4" style:family="paragraph" style:parent-style-name="Standard">
      <style:text-properties style:font-name="Verdana" fo:language="lt" fo:country="LT"/>
    </style:style>
    <style:style style:name="P5" style:family="paragraph" style:parent-style-name="Text_20_body" style:list-style-name="L1">
      <style:paragraph-properties style:line-height-at-least="0.198in" fo:orphans="2" fo:widows="2"/>
      <style:text-properties fo:color="#000000" style:font-name="Verdana" fo:font-size="12pt" fo:language="lt" fo:country="LT" style:font-size-asian="12pt" style:font-size-complex="12pt"/>
    </style:style>
    <style:style style:name="P6" style:family="paragraph" style:parent-style-name="Heading_20_2">
      <style:text-properties fo:font-variant="normal" fo:text-transform="none" fo:color="#000000" style:font-name="Verdana" fo:font-size="12pt" fo:letter-spacing="normal" fo:language="lt" fo:country="LT" fo:font-style="normal" fo:font-weight="bold" style:font-size-asian="12pt" style:font-weight-asian="bold" style:font-size-complex="12pt" style:font-weight-complex="bold"/>
    </style:style>
    <style:style style:name="P7" style:family="paragraph" style:parent-style-name="List_20_Contents" style:list-style-name="L1">
      <style:paragraph-properties fo:margin-top="0in" fo:margin-bottom="0.1965in" style:line-height-at-least="0.198in" fo:orphans="2" fo:widows="2"/>
      <style:text-properties fo:color="#000000" style:font-name="Verdana" fo:font-size="12pt" style:font-size-asian="12pt" style:font-size-complex="12pt"/>
    </style:style>
    <style:style style:name="P8" style:family="paragraph" style:parent-style-name="List_20_Contents" style:list-style-name="L1">
      <style:paragraph-properties fo:margin-top="0in" fo:margin-bottom="0.1965in" style:line-height-at-least="0.198in" fo:orphans="2" fo:widows="2"/>
      <style:text-properties fo:font-variant="normal" fo:text-transform="none" fo:color="#000000" style:font-name="Verdana" fo:font-size="12pt" fo:letter-spacing="normal" fo:language="lt" fo:country="LT" style:font-size-asian="12pt" style:font-size-complex="12pt"/>
    </style:style>
    <style:style style:name="P9" style:family="paragraph" style:parent-style-name="List_20_Contents" style:list-style-name="L1">
      <style:paragraph-properties fo:margin-top="0in" fo:margin-bottom="0.1965in" style:line-height-at-least="0.198in" fo:orphans="2" fo:widows="2"/>
      <style:text-properties fo:font-variant="normal" fo:text-transform="none" fo:color="#000000" style:font-name="Verdana" fo:font-size="12pt" fo:letter-spacing="normal" fo:language="lt" fo:country="LT" fo:font-style="normal" fo:font-weight="normal" style:font-size-asian="12pt" style:font-size-complex="12pt"/>
    </style:style>
    <style:style style:name="P10" style:family="paragraph" style:parent-style-name="List_20_Contents" style:list-style-name="L1">
      <style:paragraph-properties fo:margin-top="0in" fo:margin-bottom="0.1965in" style:line-height-at-least="0.198in" fo:orphans="2" fo:widows="2"/>
    </style:style>
    <style:style style:name="T1" style:family="text">
      <style:text-properties fo:font-style="italic"/>
    </style:style>
    <style:style style:name="T2" style:family="text">
      <style:text-properties fo:color="#000000" style:font-name="Verdana"/>
    </style:style>
    <style:style style:name="T3" style:family="text">
      <style:text-properties fo:color="#000000" style:font-name="Verdana" fo:font-size="12pt" fo:language="lt" fo:country="LT" style:font-size-asian="12pt" style:font-size-complex="12pt"/>
    </style:style>
    <style:style style:name="T4" style:family="text">
      <style:text-properties fo:color="#000000" style:font-name="Verdana" fo:language="lt" fo:country="LT"/>
    </style:style>
    <style:style style:name="T5" style:family="text">
      <style:text-properties fo:font-variant="normal" fo:text-transform="none" fo:color="#000000" style:font-name="Verdana" fo:font-size="12pt" fo:letter-spacing="normal" fo:language="lt" fo:country="LT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Verdana" fo:font-size="12pt" fo:letter-spacing="normal" fo:language="lt" fo:country="LT" fo:font-style="italic" fo:font-weight="normal" style:font-size-asian="12pt" style:font-size-complex="12pt"/>
    </style:style>
    <style:style style:name="T7" style:family="text">
      <style:text-properties fo:font-variant="normal" fo:text-transform="none" fo:color="#000000" style:font-name="Verdana" fo:font-size="12pt" fo:letter-spacing="normal" fo:language="lt" fo:country="L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Verdana" fo:font-size="12pt" fo:letter-spacing="normal" fo:language="lt" fo:country="LT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Verdana" fo:font-size="12pt" fo:letter-spacing="normal" fo:language="lt" fo:country="LT" fo:font-style="normal" style:text-underline-style="none" fo:font-weight="normal" style:text-blinking="false" fo:background-color="#ffffff" style:font-size-asian="12pt" style:font-size-complex="12pt"/>
    </style:style>
    <style:style style:name="T10" style:family="text">
      <style:text-properties fo:font-variant="normal" fo:text-transform="none" style:text-line-through-style="none" fo:letter-spacing="normal" fo:language="lt" fo:country="LT" fo:font-style="normal" style:text-underline-style="none" fo:font-weight="normal" style:text-blinking="false"/>
    </style:style>
    <style:style style:name="T11" style:family="text">
      <style:text-properties fo:font-variant="normal" fo:text-transform="none" fo:letter-spacing="normal" fo:language="lt" fo:country="LT" fo:font-style="normal" fo:font-weight="normal"/>
    </style:style>
    <style:style style:name="T12" style:family="text">
      <style:text-properties style:font-name="Verdan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E skaičiavimas</text:h>
      <text:h text:style-name="P6" text:outline-level="2"><text:bookmark text:name="Apibr.C4.97.C5.BEimai"/>Apibrėžimai:</text:h>
      <text:list xml:id="list1586634985" text:style-name="L1">
        <text:list-item>
          <text:p text:style-name="P7"><text:span text:style-name="T11">Naudojantis </text:span><text:span text:style-name="T10">sekos </text:span><text:span text:style-name="T11"><draw:frame draw:style-name="fr1" draw:name="graphics1" text:anchor-type="as-char" svg:width="0.8335in" svg:height="0.448in" draw:z-index="0"><draw:image xlink:href="http://upload.wikimedia.org/wikipedia/lt/math/a/7/5/a753dd9b643aafde354641418dd3529a.png" xlink:type="simple" xlink:show="embed" xlink:actuate="onLoad"/><svg:title>\left( 1 + \frac{1}{n} \right)^n</svg:title></draw:frame></text:span><text:span text:style-name="T11"> </text:span><text:span text:style-name="T10">ribos </text:span><text:span text:style-name="T11">apibrėžimu:</text:span></text:p>
          <text:p text:style-name="P8"><draw:frame draw:style-name="fr1" draw:name="graphics2" text:anchor-type="as-char" svg:width="1.6457in" svg:height="0.448in" draw:z-index="1"><draw:image xlink:href="http://upload.wikimedia.org/wikipedia/lt/math/1/5/f/15f5460b0d41750d9f3f23f47e0ba5fd.png" xlink:type="simple" xlink:show="embed" xlink:actuate="onLoad"/><svg:title>e = \lim_{n\to\infty} \left(1+\frac{1}{n}\right)^n</svg:title></draw:frame></text:p>
        </text:list-item>
        <text:list-item>
          <text:p text:style-name="P7"><text:span text:style-name="T11">Kaip šios </text:span><text:span text:style-name="T10">begalinės eilutės </text:span><text:span text:style-name="T11">suma:</text:span></text:p>
          <text:p text:style-name="P8"><draw:frame draw:style-name="fr1" draw:name="graphics3" text:anchor-type="as-char" svg:width="3.6457in" svg:height="0.4898in" draw:z-index="2"><draw:image xlink:href="http://upload.wikimedia.org/wikipedia/lt/math/5/d/7/5d787122d4e0a1a698aa112593b45778.png" xlink:type="simple" xlink:show="embed" xlink:actuate="onLoad"/><svg:title>e = \sum_{n=0}^\infty {1 \over n!} = {1 \over 0!} + {1 \over 1!}  + {1 \over 2!} + {1 \over 3!}  + {1 \over 4!} + \cdots</svg:title></draw:frame></text:p>
          <text:p text:style-name="P10"><text:span text:style-name="T5">kai </text:span><text:span text:style-name="T6">n</text:span><text:span text:style-name="T5">! Yra </text:span><text:span text:style-name="T6">n</text:span><text:span text:style-name="T5"> </text:span><text:a xlink:type="simple" xlink:href="http://lt.wikipedia.org/wiki/Faktorialas"><text:span text:style-name="T8">faktorialas</text:span></text:a></text:p>
          <text:p text:style-name="P5"/>
        </text:list-item>
        <text:list-item>
          <text:p text:style-name="P9">Arba apibrėžiant <text:span text:style-name="T1">e </text:span>kaip unikalų skaičių <text:span text:style-name="T1">x </text:span>&gt; 0, tokį kad:</text:p>
          <text:p text:style-name="P8"><draw:frame draw:style-name="fr1" draw:name="graphics4" text:anchor-type="as-char" svg:width="1.0209in" svg:height="0.448in" draw:z-index="3"><draw:image xlink:href="http://upload.wikimedia.org/wikipedia/lt/math/4/2/d/42d1910b735aa4a50d982dfec848dd5c.png" xlink:type="simple" xlink:show="embed" xlink:actuate="onLoad"/></draw:frame></text:p>
        </text:list-item>
      </text:list>
      <text:p text:style-name="Standard"><text:span text:style-name="T9">Eksponentinė funkcija</text:span><text:span text:style-name="T7"> </text:span><text:span text:style-name="T3"><draw:frame draw:style-name="fr1" draw:name="graphics5" text:anchor-type="as-char" svg:width="0.1772in" svg:height="0.1563in" draw:z-index="4"><draw:image xlink:href="http://upload.wikimedia.org/wikipedia/lt/math/3/d/6/3d6bdf40042ae2f43bd9a31013d4d4b1.png" xlink:type="simple" xlink:show="embed" xlink:actuate="onLoad"/></draw:frame></text:span><text:span text:style-name="T7"> </text:span><text:span text:style-name="T5">yra svarbi, nes tai vienintelė funkcija, kurios </text:span><text:a xlink:type="simple" xlink:href="http://lt.wikipedia.org/wiki/Išvestinė"><text:span text:style-name="T9">išvestinė</text:span></text:a><text:span text:style-name="T7"> </text:span><text:span text:style-name="T5">lygi jai pačiai. Tai yra: </text:span><text:span text:style-name="T3"><draw:frame draw:style-name="fr1" draw:name="graphics6" text:anchor-type="as-char" svg:width="0.8335in" svg:height="0.2291in" draw:z-index="5"><draw:image xlink:href="http://upload.wikimedia.org/wikipedia/lt/math/c/a/4/ca4467008b69442df56b6099f8dca790.png" xlink:type="simple" xlink:show="embed" xlink:actuate="onLoad"/></draw:frame></text:span><text:span text:style-name="T5">.</text:span></text:p>
      <text:p text:style-name="Standard"><text:span text:style-name="T5"/></text:p>
      <text:p text:style-name="P3">Skaičiaus e radimas</text:p>
      <text:p text:style-name="P2"/>
      <text:p text:style-name="Standard"><text:span text:style-name="Default_20_Paragraph_20_Font"><text:span text:style-name="T2">Skai</text:span></text:span><text:span text:style-name="Default_20_Paragraph_20_Font"><text:span text:style-name="T4">čiuodami e reikšmę, naudojomės šia formule:</text:span></text:span></text:p>
      <text:p text:style-name="Standard"><text:span text:style-name="Default_20_Paragraph_20_Font"><text:span text:style-name="T4"/></text:span></text:p>
      <text:p text:style-name="Standard"><text:span text:style-name="Default_20_Paragraph_20_Font"><text:span text:style-name="T12"><draw:frame draw:style-name="fr2" draw:name="Picture 7" text:anchor-type="as-char" svg:y="0in" svg:width="4.6457in" style:rel-width="scale" svg:height="0.4374in" style:rel-height="scale" draw:z-index="6"><draw:image xlink:href="Pictures/10000200000001BE0000002ABABE3644.png" xlink:type="simple" xlink:show="embed" xlink:actuate="onLoad"/><svg:desc>e = 1 + \frac{1}{1} + \frac{1}{1\times 2} + \frac{1}{1\times 2\times 3} + \frac{1}{1\times 2\times 3\times 4}+\cdots</svg:desc></draw:frame></text:span></text:span></text:p>
      <text:p text:style-name="P4"/>
      <text:p text:style-name="P4">Ši formulė pasižymi tuo, kad kaskart pridėdami po naują trupmeną, priartėjame prie tikrosios e reikšmės. Kadangi 1/n! artėja į nulį, todėl kuo tolimesnė trupmena, tuo ji turi mažiau reikšmės(vis mažiau priartėjama prie tikrosios e raikšmės). Kadangi mums reikia kuo daugiau skaitmenų po kablelio, todėl mums nebūtina žinoti tikslią e reikšmę – užtenka paimti n pirmųjų trupmenų, jas sudėti ir nustačius, kiek skaitmenų po kablelio yra patikimi, išvesti atsakymą.</text:p>
      <text:p text:style-name="Standard"><text:span text:style-name="Default_20_Paragraph_20_Font"><text:span text:style-name="T5">Mūsų algoritmas e skaičiuoja dviem etapais – iš pradžių randama trupmena, artima konstantai e, tada nustatoma, kiek skaitmenų šioje trupmenoje yra patikimi pagal formulę:</text:span></text:span></text:p>
      <text:p text:style-name="Standard"><text:span text:style-name="Default_20_Paragraph_20_Font"><text:span text:style-name="T5"><draw:frame draw:style-name="fr3" draw:name="Object2" text:anchor-type="as-char" svg:y="-0.152in" svg:width="0.7575in" svg:height="0.2in" draw:z-index="9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Default_20_Paragraph_20_Font"><text:span text:style-name="T5">, kur a – apytikslis patikimų skaitmenų skaičius, o n – sudėtų trupmenų skaičius.</text:span></text:span></text:p>
      <text:p text:style-name="Standard"><text:soft-page-break/><text:span text:style-name="Default_20_Paragraph_20_Font"><text:span text:style-name="T5">Skaičiaus e generavimui pasirinkome Python programavimo kalbą, kadangi ji atrodė puikiai tinkanti mūsų situacijai – mums reikėjo turėti galimybę atlikti paprastas aritmetines operacijas su itin dideliais sveikaisiais skaičiais. Be to norėdami pasiekti didesnį efektyvumą, trupmenos radimą paralelizavome – formulėje esančias trupmenas išskaidėme į atskirus blokus, kuriuos vienu metu davėme skaičiuoti keliems branduoliams. Blokas – tai formulės trupmenų nuo a iki b suma, t. y.:</text:span></text:span></text:p>
      <text:p text:style-name="Standard"><text:span text:style-name="Default_20_Paragraph_20_Font"><text:span text:style-name="T5"><draw:frame draw:style-name="fr3" draw:name="Object3" text:anchor-type="as-char" svg:y="-0.2807in" svg:width="0.7102in" svg:height="0.4484in" draw:z-index="7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Standard"><text:span text:style-name="Default_20_Paragraph_20_Font"><text:span text:style-name="T5">Tačiau norėdami iš paralelizmo gauti efektyvumo, bloko apibrėžimą šiek tiek pakeitėme – mūsų blokas yra:</text:span></text:span></text:p>
      <text:p text:style-name="Standard"><text:span text:style-name="Default_20_Paragraph_20_Font"><text:span text:style-name="T5"><draw:frame draw:style-name="fr3" draw:name="Object1" text:anchor-type="as-char" svg:y="-0.2807in" svg:width="0.9201in" svg:height="0.4484in" draw:z-index="8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Standard"><text:span text:style-name="Default_20_Paragraph_20_Font"><text:span text:style-name="T5">Dėl to skaičiuojant bloką galima dirbti su mažesniais skaičiais, o turint du gretimus tokio tipo blokus, juos nesunku sutraukti į vieną. Tokiu būdų visus sutraukus gaunama tokia pati reikšmė, kokia būtų gauta su originalia formule, todėl taip daug efektyviau randame konstantai e artimą trupmeną. Turint šią trupmeną, ją verčiame į dešimtainį skaičių ir taip gauname tam tikrą skaičių pirmų konstantos e skaitmen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tas </meta:initial-creator>
    <meta:creation-date>2012-06-05T12:51:38</meta:creation-date>
    <dc:date>2012-06-12T12:20:40</dc:date>
    <dc:creator>Donatas </dc:creator>
    <meta:editing-duration>PT36M15S</meta:editing-duration>
    <meta:editing-cycles>19</meta:editing-cycles>
    <meta:generator>LibreOffice/3.5$Linux_X86_64 LibreOffice_project/350m1$Build-2</meta:generator>
    <meta:document-statistic meta:table-count="0" meta:image-count="7" meta:object-count="3" meta:page-count="2" meta:paragraph-count="21" meta:word-count="303" meta:character-count="1949" meta:non-whitespace-character-count="1778"/>
  </office:meta>
</office:document-meta>
</file>

<file path=Object 1/content.xml><?xml version="1.0" encoding="utf-8"?>
<math xmlns="http://www.w3.org/1998/Math/MathML">
  <semantics>
    <mrow>
      <mrow>
        <mi>S</mi>
        <mo stretchy="false">=</mo>
        <mrow>
          <munderover>
            <mo stretchy="false">∑</mo>
            <mrow>
              <mrow>
                <mi>i</mi>
                <mo stretchy="false">=</mo>
                <mi>a</mi>
              </mrow>
            </mrow>
            <mrow>
              <mi>b</mi>
            </mrow>
          </munderover>
          <mrow>
            <mfrac>
              <mn>1</mn>
              <mrow>
                <mrow>
                  <mrow>
                    <mrow>
                      <mi>i</mi>
                    </mrow>
                    <mo stretchy="false">!</mo>
                  </mrow>
                  <mo stretchy="false">∗</mo>
                  <mrow>
                    <mrow>
                      <mi>a</mi>
                    </mrow>
                    <mo stretchy="false">!</mo>
                  </mrow>
                </mrow>
              </mrow>
            </mfrac>
          </mrow>
        </mrow>
      </mrow>
    </mrow>
    <annotation encoding="StarMath 5.0">S = 
sum from{i=a} to{b} {1 over {fact {i} * fact {a}}}
</annotation>
  </semantics>
</math>
</file>

<file path=Object 2/content.xml><?xml version="1.0" encoding="utf-8"?>
<math xmlns="http://www.w3.org/1998/Math/MathML">
  <semantics>
    <mrow>
      <mrow>
        <mi>S</mi>
        <mo stretchy="false">=</mo>
        <mrow>
          <munderover>
            <mo stretchy="false">∑</mo>
            <mrow>
              <mrow>
                <mi>i</mi>
                <mo stretchy="false">=</mo>
                <mi>a</mi>
              </mrow>
            </mrow>
            <mrow>
              <mi>b</mi>
            </mrow>
          </munderover>
          <mrow>
            <mfrac>
              <mn>1</mn>
              <mrow>
                <mi>i</mi>
                <mi>!</mi>
              </mrow>
            </mfrac>
          </mrow>
        </mrow>
      </mrow>
    </mrow>
    <annotation encoding="StarMath 5.0">S = sum from{i=a} to{b} {1 over {i!}}
</annotation>
  </semantics>
</math>
</file>

<file path=Object 3/content.xml><?xml version="1.0" encoding="utf-8"?>
<math xmlns="http://www.w3.org/1998/Math/MathML">
  <semantics>
    <mrow>
      <mrow>
        <mi>a</mi>
        <mo stretchy="false">=</mo>
        <mi mathvariant="italic">lg</mi>
      </mrow>
      <mrow>
        <mo stretchy="false">(</mo>
        <mrow>
          <mi>n</mi>
          <mi>!</mi>
        </mrow>
        <mo stretchy="false">)</mo>
      </mrow>
    </mrow>
    <annotation encoding="StarMath 5.0">a = lg(n!) </annotation>
  </semantics>
</math>
</file>